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master-page-name="Standard">
      <style:paragraph-properties fo:text-align="justify" style:justify-single-word="false" style:page-number="1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Kuce ziemne mogą wydawać się nieco słabowite w porównaniu do pegazów czy jednorożców. Oczywiście, fajnie jest mieć takie cechy jak większa siła czy lepsza łączność z naturą (choć te umiejętności nie są potwierdzone przez serial, jak już to tylko zasygnalizowane i zaadaptowane przez fandom), ale czy to może się mierzyć z możliwością latania albo rzucania zaklęć? Maran w swoim opowiadanku stara się udowodnić, że kuce ziemne są wspaniałe, bo są.</text:p>
      <text:p text:style-name="P1"/>
      <text:p text:style-name="P1">W trzech rozdziałach, mających w sumie nieco mniej niż 22 tysiące słów, czytelnik może podziwiać starania Twilight odnośnie poznania tajników magii kucoziemców. Ze względu na aurę tajemniczości, która ją otacza, i niechęć oficjalnych środowisk badawczych do dzielenia się wiedzą zostają jej dwie opcje – Pinkie Pie lub Applejack. Biorąc pod uwagę potencjalną (zerową) użyteczność tej pierwszej w roli nauczyciela, decyduje się na tę drugą… I zaczyna się jazda bez trzymanki, w trakcie której księżniczka przyjaźni dowie się, jak straszliwą potęgą posiadło bezrogie i bezskrzydłe plemię.</text:p>
      <text:p text:style-name="P1"/>
      <text:p text:style-name="P1">Wbrew moim oczekiwaniom (bądźmy szczerzy, kto by pomyślał inaczej po zobaczeniu tytułu oraz nazw rozdziałów?) opowiadanie jest nie komedią, a obyczajówką. By być jeszcze bardziej dokładnym – nazwałbym to fanfikiem naukowym. Twilight Sparkle prowadzi badania, formułuje teorie i zbiera informacje, które mogą je potwierdzić. Autor umiejętnie wpasowuje się w wydarzenia z serialu, na przykład dostarczając wyjaśnienia, czemu po zamianie uroczych znaczków farma Apple’ów pod kontrolą Pinkie Pie wyglądały jak po klęsce żywiołowej. Ba, mamy nawet kapkę filozoficzno-moralnych przemyśleń – bez przesycenia opowiadania tymi treściami.</text:p>
      <text:p text:style-name="P1"/>
      <text:p text:style-name="P1">Opowiadanie jest pisane w pierwszej osobie – w tym wypadku bohaterką jest, oczywiście, Twilight. Tego typu punkt widzenia w końcu doskonale się nadaje do opisywania magii. W charakterze bohaterek dostajemy jednak też komplet mane 6, z czego główną rolę grają kucyki ziemne – Pinkie Pie i Applejack. Ta pierwsza, o dziwo, choć chaotyczna jak zawsze, jest tylko na tyle komediowa, na ile pozwala poważna konwencja opowiadania.</text:p>
      <text:p text:style-name="P1"/>
      <text:p text:style-name="P1">„Earth ponies are overpowered” było czymś bardzo interesującym do czytania. Ciekawy pomysł połączony ze świetnym wykonaniem, doskonale znanymi z serialu postaciami oraz próbami odpowiedzenia na niektóre z pytań, które zaprzątają fandom od dobrych kilku lat. Bardzo miło mi się to czytało i chętnie w przyszłości przejrzę inne dzieła autora.</text:p>
      <text:p text:style-name="P1"/>
      <text:p text:style-name="Standard"><text:a xlink:type="simple" xlink:href="https://www.fimfiction.net/story/320221/earth-ponies-are-overpowered" text:style-name="ListLabel_20_1" text:visited-style-name="ListLabel_20_1"><text:span text:style-name="T1">https://www.fimfiction.net/story/320221/earth-ponies-are-overpowered</text:span></text:a> </text:p>
      <text:p text:style-name="Standard"/>
      <text:p text:style-name="Standard"><text:a xlink:type="simple" xlink:href="https://derpibooru.org/1879217?q=science%2C+twilight+sparkle" text:style-name="ListLabel_20_1" text:visited-style-name="ListLabel_20_1"><text:span text:style-name="T1">https://derpibooru.org/1879217?q=science%2C+twilight+sparkle</text:span></text:a> - top?</text:p>
      <text:p text:style-name="Standard"><text:a xlink:type="simple" xlink:href="https://derpibooru.org/1519751?q=science%2C+twilight+sparkle" text:style-name="ListLabel_20_1" text:visited-style-name="ListLabel_20_1"><text:span text:style-name="T1">https://derpibooru.org/1519751?q=science%2C+twilight+sparkle</text:span></text:a> - alternatywny top?</text:p>
      <text:p text:style-name="Standard"/>
      <text:p text:style-name="Standard"><text:a xlink:type="simple" xlink:href="https://derpibooru.org/1320370?q=science%2C+twilight+sparkle%2C+pinkie+pie" text:style-name="ListLabel_20_1" text:visited-style-name="ListLabel_20_1"><text:span text:style-name="T1">https://derpibooru.org/1320370?q=science%2C+twilight+sparkle%2C+pinkie+pie</text:span>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9" meta:word-count="358" meta:character-count="2715" meta:non-whitespace-character-count="2359"/>
    <meta:generator>LibreOfficeDev/6.0.5.2$Linux_X86_64 LibreOffice_project/</meta:generator>
  </office:meta>
</office:document-meta>
</file>